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list-style-name="L2">
      <style:text-properties officeooo:rsid="000d2550" officeooo:paragraph-rsid="000d2550"/>
    </style:style>
    <style:style style:name="P2" style:family="paragraph" style:parent-style-name="Standard">
      <style:text-properties officeooo:paragraph-rsid="000d2550"/>
    </style:style>
    <style:style style:name="P3" style:family="paragraph" style:parent-style-name="Standard" style:list-style-name="L2">
      <style:text-properties officeooo:paragraph-rsid="000d2550"/>
    </style:style>
    <style:style style:name="P4" style:family="paragraph" style:parent-style-name="Standard">
      <style:text-properties style:text-underline-style="solid" style:text-underline-width="auto" style:text-underline-color="font-color" fo:font-weight="bold" officeooo:paragraph-rsid="000d2550"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79456" officeooo:paragraph-rsid="00179456"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84033" officeooo:paragraph-rsid="00184033" style:font-weight-asian="bold" style:font-weight-complex="bold"/>
    </style:style>
    <style:style style:name="P7" style:family="paragraph" style:parent-style-name="Standard">
      <style:text-properties officeooo:rsid="000dcefd" officeooo:paragraph-rsid="000dcefd"/>
    </style:style>
    <style:style style:name="P8" style:family="paragraph" style:parent-style-name="Standard">
      <style:text-properties officeooo:rsid="000f905a" officeooo:paragraph-rsid="000f905a"/>
    </style:style>
    <style:style style:name="P9" style:family="paragraph" style:parent-style-name="Standard">
      <style:text-properties officeooo:paragraph-rsid="000f905a"/>
    </style:style>
    <style:style style:name="P10" style:family="paragraph" style:parent-style-name="Standard">
      <style:text-properties officeooo:rsid="000f9eaa" officeooo:paragraph-rsid="000f9eaa"/>
    </style:style>
    <style:style style:name="P11" style:family="paragraph" style:parent-style-name="Standard">
      <style:text-properties officeooo:rsid="000ff7ed" officeooo:paragraph-rsid="000ff7ed"/>
    </style:style>
    <style:style style:name="P12" style:family="paragraph" style:parent-style-name="Standard">
      <style:text-properties officeooo:rsid="001008e0" officeooo:paragraph-rsid="001008e0"/>
    </style:style>
    <style:style style:name="P13" style:family="paragraph" style:parent-style-name="Standard">
      <style:text-properties officeooo:rsid="00115c69" officeooo:paragraph-rsid="00115c69"/>
    </style:style>
    <style:style style:name="P14" style:family="paragraph" style:parent-style-name="Standard">
      <style:text-properties officeooo:rsid="00129ae2" officeooo:paragraph-rsid="00129ae2"/>
    </style:style>
    <style:style style:name="P15" style:family="paragraph" style:parent-style-name="Standard">
      <style:text-properties officeooo:paragraph-rsid="00129ae2"/>
    </style:style>
    <style:style style:name="P16" style:family="paragraph" style:parent-style-name="Standard">
      <style:text-properties officeooo:rsid="001457bd" officeooo:paragraph-rsid="001457bd"/>
    </style:style>
    <style:style style:name="P17" style:family="paragraph" style:parent-style-name="Standard">
      <style:text-properties officeooo:paragraph-rsid="0015b33f"/>
    </style:style>
    <style:style style:name="P18" style:family="paragraph" style:parent-style-name="Standard">
      <style:text-properties style:text-line-through-style="none" style:text-line-through-type="none" style:text-underline-style="solid" style:text-underline-width="auto" style:text-underline-color="font-color" fo:font-weight="bold" officeooo:rsid="001457bd" officeooo:paragraph-rsid="001457bd" style:font-weight-asian="bold" style:font-weight-complex="bold"/>
    </style:style>
    <style:style style:name="P19" style:family="paragraph" style:parent-style-name="Standard">
      <style:text-properties officeooo:rsid="00179456" officeooo:paragraph-rsid="00179456"/>
    </style:style>
    <style:style style:name="P20" style:family="paragraph" style:parent-style-name="Standard">
      <style:text-properties officeooo:rsid="00184033" officeooo:paragraph-rsid="00184033"/>
    </style:style>
    <style:style style:name="P21" style:family="paragraph" style:parent-style-name="Standard">
      <style:text-properties officeooo:paragraph-rsid="00190613"/>
    </style:style>
    <style:style style:name="T1" style:family="text">
      <style:text-properties officeooo:rsid="000c4bd1"/>
    </style:style>
    <style:style style:name="T2" style:family="text">
      <style:text-properties officeooo:rsid="000d2550"/>
    </style:style>
    <style:style style:name="T3" style:family="text">
      <style:text-properties officeooo:rsid="000f905a"/>
    </style:style>
    <style:style style:name="T4" style:family="text">
      <style:text-properties officeooo:rsid="000f9eaa"/>
    </style:style>
    <style:style style:name="T5" style:family="text">
      <style:text-properties officeooo:rsid="00129ae2"/>
    </style:style>
    <style:style style:name="T6" style:family="text">
      <style:text-properties officeooo:rsid="001457bd"/>
    </style:style>
    <style:style style:name="T7" style:family="text">
      <style:text-properties officeooo:rsid="0015b33f"/>
    </style:style>
    <style:style style:name="T8" style:family="text">
      <style:text-properties officeooo:rsid="00184033"/>
    </style:style>
    <style:style style:name="T9" style:family="text">
      <style:text-properties officeooo:rsid="0019061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4"><text:span text:style-name="T2">utilisation de git :</text:span></text:p>
      <text:p text:style-name="P2"/>
      <text:list xml:id="list2006517578" text:style-name="L2">
        <text:list-item>
          <text:p text:style-name="P3"><text:span text:style-name="T2">commencer par installer git </text:span></text:p>
        </text:list-item>
        <text:list-item>
          <text:p text:style-name="P1">ouvrir un terminal (git s’utilise depuis un terminal)</text:p>
        </text:list-item>
        <text:list-item>
          <text:p text:style-name="P1">vérifier la version avec la commande : git --version </text:p>
        </text:list-item>
        <text:list-item>
          <text:p text:style-name="P1">définir notre identité avec les commande suivante :</text:p>
          <text:p text:style-name="P1">→ git config --global user.name « votre nom »</text:p>
          <text:p text:style-name="P3"><text:span text:style-name="T2">→ git config --global user.email « votre email » </text:span></text:p>
        </text:list-item>
      </text:list>
      <text:p text:style-name="P2"/>
      <text:p text:style-name="P7">git est prêt a être utiliser.</text:p>
      <text:p text:style-name="P7"/>
      <text:p text:style-name="P7">maintenant il faut se mettre dans le dossier de notre projet, pour ce déplacer on utilise la commande « cd » suivi du chemins, si vous voulais crées un dossier depuis les ligne de commande il faut utiliser la commande « mkdir » suivi du nom du dossier.</text:p>
      <text:p text:style-name="P7"/>
      <text:p text:style-name="P7">Une fois dans notre projet il faut initialiser git avec la commande « git init » .</text:p>
      <text:p text:style-name="P7"/>
      <text:p text:style-name="P7">pour connaître l’état de nos fichier il faut faire un « git status ».</text:p>
      <text:p text:style-name="P7"/>
      <text:p text:style-name="P8">pour enregistrer nos fichier sur git on commence par sélectionner se que l’on veux enregistrer pour ce faire on utilise la commance « git add », si on veux sélectionner tout les fichier on ajoute « * » après le add sinon on peux indiquer les fichier avec leurs nom.</text:p>
      <text:p text:style-name="P8"/>
      <text:p text:style-name="P8">Ensuite il faut faire la prise de sais fichier par git en utilisant la commande « git commit », cette commande est souvent accompagner a la suite par ‘-m « commentaire »’ pour indiquer de quoi il s’agit.</text:p>
      <text:p text:style-name="P8"/>
      <text:p text:style-name="P9"><text:span text:style-name="T3"><text:s/>Pour obtenir la liste des commit de notre git il faut faire un « git log ». pour sortir d’une git log il faut faire ‘q’.</text:span></text:p>
      <text:p text:style-name="P9"/>
      <text:p text:style-name="P8"/>
      <text:p text:style-name="P7"><text:s/><text:span text:style-name="T4">git utilise un système de branche, il s’agit d’une copie du projet initiale qui permet de le modifier puis de le fusionner au projet sans crées de problème ou de mieux travailler a plusieurs.</text:span></text:p>
      <text:p text:style-name="P7"/>
      <text:p text:style-name="P10">On peux crées autant de branche que l’on veux, la branche master est la branche principale.</text:p>
      <text:p text:style-name="P10"/>
      <text:p text:style-name="P10">Pour voir la liste des branche on fait un « git branche ».</text:p>
      <text:p text:style-name="P10"/>
      <text:p text:style-name="P10">si on fait git branche suivie d’un nom cela créer la branche.</text:p>
      <text:p text:style-name="P10"/>
      <text:p text:style-name="P11">Pour changer de branche on utilise « git checkout nom_de_la_branche »</text:p>
      <text:p text:style-name="P11"/>
      <text:p text:style-name="P12">une fois le travail terminer il faut fusionner les commit sur la branche master pour ce faire on utilise la commande « git merge ». on se place sur la branche master est on merge les branche.</text:p>
      <text:p text:style-name="P12"/>
      <text:p text:style-name="P12">Pour supprimer une branche dans git « git branch -d nom_de_la_branche ».</text:p>
      <text:p text:style-name="P12"/>
      <text:p text:style-name="P12"/>
      <text:p text:style-name="P12"/>
      <text:p text:style-name="P5"><text:soft-page-break/>dépôt distant :</text:p>
      <text:p text:style-name="P19"/>
      <text:p text:style-name="P12">pour pouvoir travail a plusieurs il faut utiliser un dépôt distant comme git hub ou git lab.</text:p>
      <text:p text:style-name="P12"/>
      <text:p text:style-name="P12"/>
      <text:p text:style-name="P12">Commencer par créer un projet sur git hub, une fois cela de fais il suffit d’utiliser la commande « git remote add origin adresse_du_projet » pour l’initialiser, cela va associer le dépôt local au dépôt distant.</text:p>
      <text:p text:style-name="P12"/>
      <text:p text:style-name="P12">Pour vérifier les dépôt distant on fait « git remote ».</text:p>
      <text:p text:style-name="P12"/>
      <text:p text:style-name="P13">pour déposer notre projet sur le dépôt distant on fait un « git push origin master », origin est le label du dépôt et master est la branche a déposer. On peux aussi faire un «  push » si on se trouve sur la branche sur laquelle on veux envoyer </text:p>
      <text:p text:style-name="P12"/>
      <text:p text:style-name="P14">pour récupérer le projet il existe deux commande :</text:p>
      <text:p text:style-name="P15"><text:span text:style-name="T5">→ git pull origin master : qui récupére le projet (le plus important)</text:span></text:p>
      <text:p text:style-name="P15">→<text:span text:style-name="T5"> git clone adresse_du_projet : qui clone tout le projet y compris le dossier (utiliser que la première fois)</text:span></text:p>
      <text:p text:style-name="P7"/>
      <text:p text:style-name="P18">voir la liste des conflits :</text:p>
      <text:p text:style-name="P16"/>
      <text:p text:style-name="P16">« git diff --base ‘nom_du_fichier’ » : pour visualiser les conflit d’un fichier.</text:p>
      <text:p text:style-name="P16"/>
      <text:p text:style-name="P16">« git diff ‘branche_source’ ‘branche_cible’ » : pour visualiser les conflit d’une branche a une autre.</text:p>
      <text:p text:style-name="P16"/>
      <text:p text:style-name="P17"><text:span text:style-name="T6">« git diff » : pour </text:span><text:span text:style-name="T7">énumérer tout les conflit actuels</text:span><text:span text:style-name="T6">.</text:span></text:p>
      <text:p text:style-name="P17"/>
      <text:p text:style-name="P6">Autre commande utiles :</text:p>
      <text:p text:style-name="P20"/>
      <text:p text:style-name="P20">« <text:span text:style-name="T9">git reset » : pour réinitialiser sur le dernier commit.</text:span></text:p>
      <text:p text:style-name="P20"/>
      <text:p text:style-name="P20">« <text:span text:style-name="T9">git rm nom_du_fichier » : supprimer le fichier indiquer avec sont nom.</text:span></text:p>
      <text:p text:style-name="P20"/>
      <text:p text:style-name="P20">« <text:span text:style-name="T9">git grep ‘expressions et/ou mots’ » : permet de rechercher dans tout les fichier une expressions ou un mot.</text:span></text:p>
      <text:p text:style-name="P20"/>
      <text:p text:style-name="P20">« <text:span text:style-name="T9">gitk » : est l’interface graphique du dépôt local.</text:span></text:p>
      <text:p text:style-name="P20"/>
      <text:p text:style-name="P20">« <text:span text:style-name="T9">git archive --format=tar master » : permet de créer un fichier tar contenant les composant d’une branche.</text:span></text:p>
      <text:p text:style-name="P20"/>
      <text:p text:style-name="P21"><text:span text:style-name="T8">« </text:span><text:span text:style-name="T9">git archive --format=zip master » : permet de créer un fichier zip contenant les composant d’une branche.</text:span></text:p>
      <text:p text:style-name="P21"/>
      <text:p text:style-name="P21"><text:span text:style-name="T8">« </text:span><text:span text:style-name="T9">git rebase nom_de_la_branche » : est utilisé pour la réapplication des commits sur une autre branche.</text:span></text:p>
      <text:p text:style-name="P21"/>
      <text:p text:style-name="P21"><text:span text:style-name="T8">« </text:span><text:span text:style-name="T9">git fsck » : <text:s/>effectue une vérification des fichier. Tout les fichier corrompus seront identifié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0c4bd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text:tab/><text:span text:style-name="MT1">GIT HUB</text:span></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2-13T18:50:39.336000000</meta:creation-date>
    <meta:generator>LibreOffice/6.4.2.2$Windows_X86_64 LibreOffice_project/4e471d8c02c9c90f512f7f9ead8875b57fcb1ec3</meta:generator>
    <dc:date>2020-12-13T19:46:53.344000000</dc:date>
    <meta:editing-duration>PT56M10S</meta:editing-duration>
    <meta:editing-cycles>14</meta:editing-cycles>
    <meta:document-statistic meta:table-count="0" meta:image-count="0" meta:object-count="0" meta:page-count="2" meta:paragraph-count="43" meta:word-count="728" meta:character-count="3909" meta:non-whitespace-character-count="3225"/>
  </office:meta>
</office:document-meta>
</file>